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429" officeooo:paragraph-rsid="000b2429"/>
    </style:style>
    <style:style style:name="P2" style:family="paragraph" style:parent-style-name="Standard">
      <style:text-properties fo:font-size="14pt" officeooo:rsid="000bc118" officeooo:paragraph-rsid="000bc118" style:font-size-asian="14pt" style:font-size-complex="14pt"/>
    </style:style>
    <style:style style:name="P3" style:family="paragraph" style:parent-style-name="Standard">
      <style:text-properties fo:font-size="14pt" officeooo:rsid="000b2429" officeooo:paragraph-rsid="000b2429" style:font-size-asian="14pt" style:font-size-complex="14pt"/>
    </style:style>
    <style:style style:name="P4" style:family="paragraph" style:parent-style-name="Standard">
      <style:text-properties fo:font-size="14pt" officeooo:rsid="000f006d" officeooo:paragraph-rsid="000f006d" style:font-size-asian="14pt" style:font-size-complex="14pt"/>
    </style:style>
    <style:style style:name="P5" style:family="paragraph" style:parent-style-name="Standard">
      <style:text-properties officeooo:rsid="000c5693" officeooo:paragraph-rsid="000c5693"/>
    </style:style>
    <style:style style:name="P6" style:family="paragraph" style:parent-style-name="Standard">
      <style:text-properties officeooo:rsid="000e39a6" officeooo:paragraph-rsid="000e39a6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apter 11</text:p>
      <text:p text:style-name="P4"/>
      <text:p text:style-name="P4"/>
      <text:p text:style-name="P4">Th e process of camera calibration gives us both a model of the camera’s geometry and a distortion model of the lens. Th ese two informational models define the intrinsic parameters of the camera.</text:p>
      <text:p text:style-name="P2"/>
      <text:p text:style-name="P2"/>
      <text:p text:style-name="P2"/>
      <text:p text:style-name="P2"/>
      <text:p text:style-name="P2">1.Mathematically remove radial and tangential lens distortion; this is called undistortion and is detailed in Chapter 11. Th e outputs of this step are undistorted images.</text:p>
      <text:p text:style-name="P2">2. Adjust for the angles and distances between cameras, a process called rectifi cation.</text:p>
      <text:p text:style-name="P2">Th e outputs of this step are images that are row-aligned† and rectifi ed.</text:p>
      <text:p text:style-name="P2">3. Find the same features in the left and right ‡ camera views, a process known as cor-respondence. Th e output of this step is a disparity map, where the disparities are the differences in x-coordinates on the image planes of the same feature viewed in the</text:p>
      <text:p text:style-name="P2">left and right cameras: x l – x r .</text:p>
      <text:p text:style-name="P2">4. If we know the geometric arrangement of the cameras, then we can turn the dis-</text:p>
      <text:p text:style-name="P2">parity map into distances by triangulation. Th is step is called reprojection, and the</text:p>
      <text:p text:style-name="P2">output is a depth map.</text:p>
      <text:p text:style-name="P3"/>
      <text:p text:style-name="P1"><text:span text:style-name="T1"/></text:p>
      <text:p text:style-name="P1"><text:span text:style-name="T1">Stereo calibration</text:span> is the process of computing the geometrical relationship between the two cameras in space.</text:p>
      <text:p text:style-name="P1"/>
      <text:p text:style-name="P5">Stereo calibration depends on finding the rotation matrix R and translation vector T</text:p>
      <text:p text:style-name="P5">between the two cameras, as depicted in Figure 12-9. Both R and T are calculated by the</text:p>
      <text:p text:style-name="P5">function <text:span text:style-name="T1">cvStereoCalibrate()</text:span></text:p>
      <text:p text:style-name="P5"><text:span text:style-name="T1"/></text:p>
      <text:p text:style-name="P6">the rotation matrix will put the right camera in the same plane as the left camera; this makes the two image planes coplanar but not row-aligned (we’ll see how row-alignment is accomplished in the Stereo Rectification section below)</text:p>
      <text:p text:style-name="P1"><text:span text:style-name="T1"/></text:p>
      <text:p text:style-name="P1"><text:span text:style-name="T1"/></text:p>
      <text:p text:style-name="P1"><text:span text:style-name="T1">stereo rectification</text:span> is the process of “correcting” the individual images so that they appear as if they had been taken by two cameras with row-aligned image planes (review Figures 12-4 and 12-7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6:44:04.286376095</meta:creation-date>
    <dc:date>2017-07-10T20:19:03.142214498</dc:date>
    <meta:editing-duration>PT3H34M55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299" meta:character-count="1756" meta:non-whitespace-character-count="1472"/>
  </office:meta>
</office:document-meta>
</file>